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paragraph-rsid="0021d155" style:font-weight-asian="bold" style:font-weight-complex="bold"/>
    </style:style>
    <style:style style:name="P4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Preformatted_20_Text">
      <style:text-properties officeooo:paragraph-rsid="00316c51"/>
    </style:style>
    <style:style style:name="P13" style:family="paragraph" style:parent-style-name="Preformatted_20_Text">
      <style:text-properties officeooo:rsid="0047394e" officeooo:paragraph-rsid="0047394e"/>
    </style:style>
    <style:style style:name="P14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2e60a" style:font-weight-asian="bold" style:font-weight-complex="bold"/>
    </style:style>
    <style:style style:name="T9" style:family="text">
      <style:text-properties fo:font-weight="bold" officeooo:rsid="0028b8a0" style:font-weight-asian="bold" style:font-weight-complex="bold"/>
    </style:style>
    <style:style style:name="T10" style:family="text">
      <style:text-properties fo:font-weight="bold" officeooo:rsid="0029f66c" style:font-weight-asian="bold" style:font-weight-complex="bold"/>
    </style:style>
    <style:style style:name="T11" style:family="text">
      <style:text-properties fo:font-weight="bold" officeooo:rsid="002eb5a0" style:font-weight-asian="bold" style:font-weight-complex="bold"/>
    </style:style>
    <style:style style:name="T12" style:family="text">
      <style:text-properties fo:font-weight="bold" officeooo:rsid="0048abc6" style:font-weight-asian="bold" style:font-weight-complex="bold"/>
    </style:style>
    <style:style style:name="T13" style:family="text">
      <style:text-properties fo:font-weight="bold" officeooo:rsid="004bd810" style:font-weight-asian="bold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 fo:font-weight="bold" style:font-size-asian="7pt" style:font-weight-asian="bold" style:font-size-complex="7pt" style:font-weight-complex="bold"/>
    </style:style>
    <style:style style:name="T16" style:family="text">
      <style:text-properties officeooo:rsid="001a69fb"/>
    </style:style>
    <style:style style:name="T17" style:family="text">
      <style:text-properties officeooo:rsid="001d3769"/>
    </style:style>
    <style:style style:name="T18" style:family="text">
      <style:text-properties officeooo:rsid="0021d155"/>
    </style:style>
    <style:style style:name="T19" style:family="text">
      <style:text-properties officeooo:rsid="0022e60a"/>
    </style:style>
    <style:style style:name="T20" style:family="text">
      <style:text-properties officeooo:rsid="0029f66c"/>
    </style:style>
    <style:style style:name="T21" style:family="text">
      <style:text-properties officeooo:rsid="002b749d"/>
    </style:style>
    <style:style style:name="T22" style:family="text">
      <style:text-properties officeooo:rsid="002eb5a0"/>
    </style:style>
    <style:style style:name="T23" style:family="text">
      <style:text-properties officeooo:rsid="00331451"/>
    </style:style>
    <style:style style:name="T24" style:family="text">
      <style:text-properties officeooo:rsid="003da5f6"/>
    </style:style>
    <style:style style:name="T25" style:family="text">
      <style:text-properties officeooo:rsid="003eface"/>
    </style:style>
    <style:style style:name="T26" style:family="text">
      <style:text-properties officeooo:rsid="00426e3f"/>
    </style:style>
    <style:style style:name="T27" style:family="text">
      <style:text-properties officeooo:rsid="004bd8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Dvorak² no-dead-keys <text:s/>₍₁₂ ₁₂ ₁₂ ₈₎</text:h>
      <text:p text:style-name="P8"><text:span text:style-name="T15">_LTR</text:span><text:span text:style-name="T14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<text:span text:style-name="T27">S</text:span>ht<text:span text:style-name="T23">+_MOV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20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2">LGUI</text:span> <text:s/>Right+_DRA</text:p>
      <text:p text:style-name="P13">##################################################################################</text:p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2">LGUI</text:span> <text:s text:c="4"/>Right+RAlt</text:p>
      <text:p text:style-name="P13">##################################################################################</text:p>
      <text:p text:style-name="P8"><text:span text:style-name="T15">_FUN</text:span><text:span text:style-name="T14"> (F-keys, Layer access, Set BASE key direction)</text:span></text:p>
      <text:p text:style-name="P2">BASE: NUMS: FUN<text:span text:style-name="T17">&lt;</text:span> <text:s/>_MOV <text:s/>_RAR <text:s/>_REV <text:s/><text:span text:style-name="T1">|</text:span> ACCE: DRAW: xxx <text:s text:c="2"/>xxx <text:s text:c="2"/>xxx <text:s/>!<text:span text:style-name="T16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---------------------------------------------------------</text:p>
      <text:p text:style-name="P2">LAlt <text:s/>LCtl&amp; <text:s/><text:span text:style-name="T26">RGUI</text:span> <text:s/>LCtl&amp; <text:span text:style-name="T1">|</text:span> LSft&amp; <text:s/>+LCtl&amp;LSft <text:span text:style-name="T21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3">##################################################################################</text:p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LCtl <text:s text:c="5"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</text:p>
      <text:p text:style-name="Preformatted_20_Text"><text:span text:style-name="T5">LAlt <text:s/>Del <text:s text:c="2"/>Ent <text:s text:c="2"/>___ </text:span><text:span text:style-name="T1">|</text:span><text:span text:style-name="T5"> PgUp <text:s/>PgDn <text:s/></text:span><text:span text:style-name="T11">L</text:span><text:span text:style-name="T10">GUI</text:span><text:span text:style-name="T5"> <text:s text:c="2"/>RAlt</text:span></text:p>
      <text:p text:style-name="P13">##################################################################################</text:p>
      <text:p text:style-name="P6"><text:span text:style-name="T5">_RAR</text:span> (RARely used keys) (Only through _FUN layer)</text:p>
      <text:p text:style-name="P1">BASE <text:s/>xxx <text:s text:c="3"/><text:span text:style-name="T18">xxx <text:s text:c="2"/>xxx <text:s text:c="3"/>xxx <text:s text:c="3"/>xxx <text:s text:c="2"/></text:span><text:span text:style-name="T1">|</text:span> xxx <text:s text:c="2"/>Play <text:s/>Next <text:s/>Prev <text:s/>Stop <text:s text:c="2"/>NumL</text:p>
      <text:p text:style-name="P3">P <text:s text:c="4"/>Power•<text:span text:style-name="T24"> </text:span>Wake• Sleep•<text:span text:style-name="T24"> </text:span>Pause•<text:span text:style-name="T24"> </text:span>ScrLk <text:span text:style-name="T2">|</text:span><text:span text:style-name="T18"> </text:span>PrtS <text:s/>xxx <text:s text:c="2"/>Vol+ <text:s/>Vol- <text:s/>Mute <text:s text:c="2"/>CapL</text:p>
      <text:p text:style-name="P1">Ü <text:s text:c="4"/>uLNX <text:s text:c="2"/>uBSD <text:s/>uOSX <text:s text:c="2"/>uWIN <text:s text:c="2"/>uWNC <text:span text:style-name="T1"><text:s/>|</text:span> xxx <text:s text:c="2"/>xxx <text:s text:c="2"/>xxx <text:s text:c="2"/>xxx <text:s text:c="2"/>Insert <text:span text:style-name="T25">RSft(•)</text:span>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</text:span><text:span text:style-name="T12">RGUI</text:span><text:span text:style-name="T5"> <text:s/>xxx <text:s/></text:span><text:span text:style-name="T1">|</text:span><text:span text:style-name="T5"> xxx <text:s text:c="2"/>xxx <text:s text:c="2"/></text:span><text:span text:style-name="T12">LGUI</text:span><text:span text:style-name="T5"> <text:s text:c="2"/>App</text:span></text:p>
      <text:p text:style-name="P4">##################################################################################</text:p>
      <text:p text:style-name="P7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, <text:s text:c="2"/></text:span><text:span text:style-name="T11">L</text:span><text:span text:style-name="T10">GUI</text:span><text:span text:style-name="T5"> <text:s/>Right+</text:span><text:span text:style-name="T6">R</text:span><text:span text:style-name="T5">Alt</text:span></text:p>
      <text:p text:style-name="P4">##################################################################################</text:p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1">R</text:span><text:span text:style-name="T5">GUI <text:s/>Ent <text:s/></text:span><text:span text:style-name="T1">|</text:span><text:span text:style-name="T5"> Spc <text:s text:c="2"/></text:span><text:span text:style-name="T10">xxx </text:span><text:span text:style-name="T5"><text:s text:c="2"/></text:span><text:span text:style-name="T11">L</text:span><text:span text:style-name="T10">GUI</text:span><text:span text:style-name="T5"> <text:s text:c="2"/></text:span><text:span text:style-name="T13">xxx</text:span></text:p>
      <text:p text:style-name="P4">##################################################################################</text:p>
      <text:p text:style-name="P6">Layer _DRA (DRAwings, whatever else)</text:p>
      <text:p text:style-name="P11"><text:span text:style-name="T8">BASE <text:s/>„“ <text:s text:c="3"/>” <text:s text:c="4"/>¤£ <text:s text:c="3"/>∅ ¢ <text:s text:c="2"/>±ƒ <text:s text:c="2"/></text:span><text:span text:style-name="T3"><text:s/>| ❦♥ </text:span><text:span text:style-name="T8"><text:s text:c="3"/>:</text:span><text:span text:style-name="T9">):( <text:s text:c="2"/>👍👎 <text:s text:c="2"/>⁽₍ <text:s text:c="3"/>⁾₎ <text:s/></text:span><text:span text:style-name="T4"><text:s/></text:span><text:span text:style-name="T9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─ <text:s text:c="3"/>」━ <text:s text:c="3"/>°〇 <text:s text:c="2"/>•§ <text:s text:c="3"/><text:span text:style-name="T1">…·</text:span> <text:s text:c="2"/><text:span text:style-name="T1">|</text:span> ⮘⮙ <text:s text:c="3"/>⮚⮛ <text:s text:c="3"/>¿¡ <text:s text:c="2"/>《┄ <text:s text:c="3"/>》┅ <text:s text:c="2"/>RSft</text:p>
      <text:p text:style-name="P12">-----------------------------------------------</text:p>
      <text:p text:style-name="P12"><text:span text:style-name="T5">LAlt <text:s/>xxx <text:s/></text:span><text:span text:style-name="T11">R</text:span><text:span text:style-name="T10">GUI</text:span><text:span text:style-name="T5"> <text:s text:c="2"/>Ent <text:s/></text:span><text:span text:style-name="T1">|</text:span><text:span text:style-name="T5"> Spc <text:s text:c="2"/>xxx <text:s text:c="2"/></text:span><text:span text:style-name="T11">L</text:span><text:span text:style-name="T10">GUI</text:span><text:span text:style-name="T5"> <text:s text:c="2"/>___</text:span></text:p>
      <text:p text:style-name="P10">User reference. ⁽¹⁾ <text:span text:style-name="T19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4T18:04:17.162537980</dc:date>
    <meta:editing-duration>PT3H50M46S</meta:editing-duration>
    <meta:editing-cycles>46</meta:editing-cycles>
    <meta:generator>LibreOffice/6.1.5.2$Linux_X86_64 LibreOffice_project/10$Build-2</meta:generator>
    <meta:print-date>2019-12-24T18:04:07.683633694</meta:print-date>
    <meta:document-statistic meta:table-count="0" meta:image-count="0" meta:object-count="0" meta:page-count="1" meta:paragraph-count="59" meta:word-count="499" meta:character-count="3741" meta:non-whitespace-character-count="2572"/>
  </office:meta>
</office:document-meta>
</file>